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 officeooo:rsid="00184996" officeooo:paragraph-rsid="00184996"/>
    </style:style>
    <style:style style:name="P2" style:family="paragraph" style:parent-style-name="Standard">
      <style:paragraph-properties fo:text-align="justify" style:justify-single-word="false"/>
      <style:text-properties style:font-name="Open Sans" officeooo:rsid="00184996" officeooo:paragraph-rsid="001c2fd3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Open Sans" officeooo:rsid="00184996" officeooo:paragraph-rsid="001c2fd3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Open Sans" officeooo:rsid="00184996" officeooo:paragraph-rsid="001cf01a"/>
    </style:style>
    <style:style style:name="P5" style:family="paragraph" style:parent-style-name="Standard">
      <style:paragraph-properties fo:text-align="justify" style:justify-single-word="false"/>
      <style:text-properties style:font-name="Open Sans" officeooo:rsid="00184996" officeooo:paragraph-rsid="001cf01a"/>
    </style:style>
    <style:style style:name="P6" style:family="paragraph" style:parent-style-name="Standard">
      <style:paragraph-properties fo:text-align="justify" style:justify-single-word="false"/>
      <style:text-properties style:font-name="Open Sans" officeooo:rsid="0019a9bf" officeooo:paragraph-rsid="0019a9bf"/>
    </style:style>
    <style:style style:name="T1" style:family="text">
      <style:text-properties officeooo:rsid="001ad13c"/>
    </style:style>
    <style:style style:name="T2" style:family="text">
      <style:text-properties officeooo:rsid="001cf01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quisa Resuminda:</text:p>
      <text:p text:style-name="P1"/>
      <text:p text:style-name="P1">1) Qual o valor de dados na atualidade;</text:p>
      <text:p text:style-name="P1"/>
      <text:p text:style-name="P6"><text:span text:style-name="T1"><text:tab/>S</text:span>ão utilizados comercialmente porque existem informações que são vendidas a uma série de empresas, das quais poderemos vir a ser potenciais clientes. Em seguida, elas executam estratégias de mercado bastante específicas, segundo nossos gostos e interesses que constam em seu material. </text:p>
      <text:p text:style-name="P1"/>
      <text:p text:style-name="P1">2) O que sao Dados?</text:p>
      <text:p text:style-name="P1"/>
      <text:p text:style-name="P1"><text:tab/>São fatos em uma forma primária, que podem ser armazenados em algum meio.</text:p>
      <text:p text:style-name="P1"/>
      <text:p text:style-name="P1">3) O que eh a Estratura do Banco de Dados?</text:p>
      <text:p text:style-name="P1"/>
      <text:p text:style-name="P2"><text:tab/>O banco de dados e a estrutura do banco de dados são definidos no processo de instalação. A estrutura do banco de dados depende de se o banco de dados é Oracle Database, IBM® Db2 ou Microsoft SQL Server. </text:p>
      <text:p text:style-name="P2"><text:tab/>Um banco de dados que pode ser percebido como um conjunto de tabelas e manipulado de acordo com o modelo relacional de dados. Cada banco de dados inclui: <text:s text:c="5"/></text:p>
      <text:list xml:id="list1523849159" text:style-name="L2">
        <text:list-item>
          <text:p text:style-name="P3">um conjunto de tabelas de catálogos do sistema que descrevem a estrutura lógica e física dos dados <text:s text:c="4"/></text:p>
        </text:list-item>
        <text:list-item>
          <text:p text:style-name="P3">um arquivo de configuração contendo os valores de parâmetro alocados para o banco de dados <text:s text:c="4"/></text:p>
        </text:list-item>
        <text:list-item>
          <text:p text:style-name="P3">um log de recuperação com transações contínuas e transações arquiváveis <text:s/></text:p>
        </text:list-item>
      </text:list>
      <text:p text:style-name="P1"/>
      <text:p text:style-name="P1">4) Sistemas gerenciadores de Banco de Dados?</text:p>
      <text:p text:style-name="P1"/>
      <text:list xml:id="list3413256747" text:style-name="L3">
        <text:list-item>
          <text:p text:style-name="P4"><text:span text:style-name="T2">I</text:span>ncorpora funções de definição, recuperação ealteração de dados em um BD;</text:p>
        </text:list-item>
        <text:list-item>
          <text:p text:style-name="P4">Facilita o processo de definição, construção,manipulação e compartilhamento de BDs entrediversos usuários e aplicações;</text:p>
        </text:list-item>
        <text:list-item>
          <text:p text:style-name="P4">Suporte ao armazenamento eficiente,conveniente e seguro, além de acessomultiusuário à dados persistentes.</text:p>
        </text:list-item>
      </text:list>
      <text:p text:style-name="P5"/>
      <text:p text:style-name="P1">5) Banco de Dados Open-Source – Proprietarios – Principais Diferencas?</text:p>
      <text:p text:style-name="P1"/>
      <text:p text:style-name="P1"><text:tab/>Um banco de dados de código aberto é qualquer aplicativo de banco de dados com uma base de código que pode ser visualizada, baixada, modificada, distribuída e reutilizada. As licenças de código aberto dão aos desenvolvedores a liberdade de criar novos aplicativos usando tecnologias de banco de dados exist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0.3$Linux_X86_64 LibreOffice_project/30$Build-3</meta:generator>
    <dc:date>2022-06-29T15:21:58.022489325</dc:date>
    <meta:editing-duration>PT15M44S</meta:editing-duration>
    <meta:editing-cycles>6</meta:editing-cycles>
    <meta:document-statistic meta:table-count="0" meta:image-count="0" meta:object-count="0" meta:page-count="1" meta:paragraph-count="17" meta:word-count="295" meta:character-count="1845" meta:non-whitespace-character-count="1546"/>
  </office:meta>
</office:document-meta>
</file>